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6.702cm" table:align="margins"/>
    </style:style>
    <style:style style:name="Tabla1.A" style:family="table-column">
      <style:table-column-properties style:column-width="13.351cm" style:rel-column-width="32767*"/>
    </style:style>
    <style:style style:name="Tabla1.B" style:family="table-column">
      <style:table-column-properties style:column-width="13.351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5500" officeooo:paragraph-rsid="000c5500" style:font-weight-asian="bold" style:font-weight-complex="bold"/>
    </style:style>
    <style:style style:name="P3" style:family="paragraph" style:parent-style-name="Standard">
      <style:text-properties fo:font-weight="bold" officeooo:rsid="002094ef" officeooo:paragraph-rsid="002094ef" style:font-weight-asian="bold" style:font-weight-complex="bold"/>
    </style:style>
    <style:style style:name="P4" style:family="paragraph" style:parent-style-name="Standard">
      <style:text-properties officeooo:paragraph-rsid="000c5500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c5500" officeooo:paragraph-rsid="000c550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f0778" officeooo:paragraph-rsid="000f0778"/>
    </style:style>
    <style:style style:name="P7" style:family="paragraph" style:parent-style-name="Standard">
      <style:text-properties officeooo:rsid="0010bf78" officeooo:paragraph-rsid="0010bf78"/>
    </style:style>
    <style:style style:name="P8" style:family="paragraph" style:parent-style-name="Standard">
      <style:text-properties officeooo:rsid="0012a126" officeooo:paragraph-rsid="0012a126"/>
    </style:style>
    <style:style style:name="P9" style:family="paragraph" style:parent-style-name="Standard">
      <style:text-properties officeooo:paragraph-rsid="0012a126"/>
    </style:style>
    <style:style style:name="P10" style:family="paragraph" style:parent-style-name="Standard">
      <style:text-properties officeooo:rsid="0012ea65" officeooo:paragraph-rsid="0012ea65"/>
    </style:style>
    <style:style style:name="P11" style:family="paragraph" style:parent-style-name="Standard">
      <style:text-properties officeooo:rsid="001385e4" officeooo:paragraph-rsid="001385e4"/>
    </style:style>
    <style:style style:name="P12" style:family="paragraph" style:parent-style-name="Standard">
      <style:text-properties officeooo:rsid="0013a4a1" officeooo:paragraph-rsid="0013a4a1"/>
    </style:style>
    <style:style style:name="P13" style:family="paragraph" style:parent-style-name="Standard">
      <style:text-properties officeooo:rsid="00169ebb" officeooo:paragraph-rsid="00169ebb"/>
    </style:style>
    <style:style style:name="P14" style:family="paragraph" style:parent-style-name="Standard">
      <style:text-properties officeooo:rsid="00177acd" officeooo:paragraph-rsid="00177acd"/>
    </style:style>
    <style:style style:name="P15" style:family="paragraph" style:parent-style-name="Standard">
      <style:text-properties officeooo:rsid="001afc08" officeooo:paragraph-rsid="001afc08"/>
    </style:style>
    <style:style style:name="P16" style:family="paragraph" style:parent-style-name="Standard">
      <style:text-properties fo:color="#000000" style:font-name="Droid Sans Mono" fo:font-size="10.5pt" fo:font-weight="normal" officeooo:paragraph-rsid="0020a3b9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 style:font-weight-asian="normal" style:font-weight-complex="normal"/>
    </style:style>
    <style:style style:name="P18" style:family="paragraph" style:parent-style-name="Standard">
      <style:paragraph-properties style:line-height-at-least="0.503cm"/>
      <style:text-properties fo:color="#000000" fo:font-weight="normal" fo:background-color="transparent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text-properties officeooo:rsid="002423da" officeooo:paragraph-rsid="002423da"/>
    </style:style>
    <style:style style:name="P21" style:family="paragraph" style:parent-style-name="Preformatted_20_Text">
      <style:text-properties fo:font-weight="bold" officeooo:rsid="000c5500" officeooo:paragraph-rsid="000c5500" style:font-weight-asian="bold" style:font-weight-complex="bold"/>
    </style:style>
    <style:style style:name="P22" style:family="paragraph" style:parent-style-name="Preformatted_20_Text">
      <style:text-properties fo:font-weight="bold" officeooo:rsid="000c5500" officeooo:paragraph-rsid="0020a3b9" style:font-weight-asian="bold" style:font-weight-complex="bold"/>
    </style:style>
    <style:style style:name="P23" style:family="paragraph" style:parent-style-name="Standard">
      <style:text-properties officeooo:paragraph-rsid="002ad4bd"/>
    </style:style>
    <style:style style:name="P24" style:family="paragraph" style:parent-style-name="Standard">
      <style:text-properties officeooo:rsid="002d2064" officeooo:paragraph-rsid="002d2064"/>
    </style:style>
    <style:style style:name="T1" style:family="text">
      <style:text-properties officeooo:rsid="000c5500"/>
    </style:style>
    <style:style style:name="T2" style:family="text">
      <style:text-properties officeooo:rsid="000e4d03"/>
    </style:style>
    <style:style style:name="T3" style:family="text">
      <style:text-properties officeooo:rsid="0012a126"/>
    </style:style>
    <style:style style:name="T4" style:family="text">
      <style:text-properties officeooo:rsid="001385e4"/>
    </style:style>
    <style:style style:name="T5" style:family="text">
      <style:text-properties officeooo:rsid="001542e9"/>
    </style:style>
    <style:style style:name="T6" style:family="text">
      <style:text-properties officeooo:rsid="00169ebb"/>
    </style:style>
    <style:style style:name="T7" style:family="text">
      <style:text-properties officeooo:rsid="00181f81"/>
    </style:style>
    <style:style style:name="T8" style:family="text">
      <style:text-properties officeooo:rsid="0019832d"/>
    </style:style>
    <style:style style:name="T9" style:family="text">
      <style:text-properties officeooo:rsid="001c37bb"/>
    </style:style>
    <style:style style:name="T10" style:family="text">
      <style:text-properties officeooo:rsid="001c571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0a3b9"/>
    </style:style>
    <style:style style:name="T13" style:family="text">
      <style:text-properties officeooo:rsid="00229206"/>
    </style:style>
    <style:style style:name="T14" style:family="text">
      <style:text-properties officeooo:rsid="002423da"/>
    </style:style>
    <style:style style:name="T15" style:family="text">
      <style:text-properties officeooo:rsid="002618b9"/>
    </style:style>
    <style:style style:name="T16" style:family="text">
      <style:text-properties officeooo:rsid="00280a30"/>
    </style:style>
    <style:style style:name="T17" style:family="text">
      <style:text-properties officeooo:rsid="0028cda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8cda5" style:font-weight-asian="bold" style:font-weight-complex="bold"/>
    </style:style>
    <style:style style:name="T20" style:family="text">
      <style:text-properties fo:font-weight="bold" officeooo:rsid="002ad4bd" style:font-weight-asian="bold" style:font-weight-complex="bold"/>
    </style:style>
    <style:style style:name="T21" style:family="text">
      <style:text-properties officeooo:rsid="002ac8d7"/>
    </style:style>
    <style:style style:name="T22" style:family="text">
      <style:text-properties officeooo:rsid="002ad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898603223248">
          <table:table-cell table:style-name="Tabla1.A1" office:value-type="string">
            <text:p text:style-name="P5">Comando Python</text:p>
          </table:table-cell>
          <table:table-cell table:style-name="Tabla1.B1" office:value-type="string">
            <text:p text:style-name="P5">Comando Linux</text:p>
          </table:table-cell>
        </table:table-row>
        <table:table-row table:style-name="TableLine94898603544992">
          <table:table-cell table:style-name="Tabla1.A2" office:value-type="string">
            <text:p text:style-name="P3">sudo apt-get install python3-distutils <text:span text:style-name="T11">→ librería para armar modulos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46384">
          <table:table-cell table:style-name="Tabla1.A2" office:value-type="string">
            <text:p text:style-name="P22"><text:span text:style-name="T12">Archivo setup.py (</text:span><text:span text:style-name="T13">para armar modulos)</text:span></text:p>
            <text:p text:style-name="P16"><text:span text:style-name="T12">w</text:span>ith open('requerimientos.txt') as f:</text:p>
            <text:p text:style-name="P17">install_requires = f.read().splitlines()</text:p>
            <text:p text:style-name="P17">with open('requerimientos_dev.txt') as f:</text:p>
            <text:p text:style-name="P17">extras_dev_requires= f.read().splitlines()</text:p>
            <text:p text:style-name="P18"/>
            <text:p text:style-name="P17">from distutils.core import setup</text:p>
            <text:p text:style-name="P17">setup(</text:p>
            <text:p text:style-name="P17">name='foo',</text:p>
            <text:p text:style-name="P17">version='0.0.1',</text:p>
            <text:p text:style-name="P17">author='flor',</text:p>
            <text:p text:style-name="P17">author_email='foo@var.com',</text:p>
            <text:p text:style-name="P17">install_requires=install_requires,</text:p>
            <text:p text:style-name="P17">extras_require={'dev':extras_dev_requires},</text:p>
            <text:p text:style-name="P17">packages=['foo']</text:p>
            <text:p text:style-name="P19">)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47024">
          <table:table-cell table:style-name="Tabla1.A2" office:value-type="string">
            <text:p text:style-name="P21">python setup.py sdist →<text:span text:style-name="T13"> arma paquete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47824">
          <table:table-cell table:style-name="Tabla1.A2" office:value-type="string">
            <text:p text:style-name="P21">python setup.py install --<text:span text:style-name="T13">&gt;</text:span> <text:span text:style-name="T13">para instalar en otro equipo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48624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49376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0176">
          <table:table-cell table:style-name="Tabla1.A2" office:value-type="string">
            <text:p text:style-name="P2">Comando Pip: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0976">
          <table:table-cell table:style-name="Tabla1.A2" office:value-type="string">
            <text:p text:style-name="Standard">pip list --user</text:p>
          </table:table-cell>
          <table:table-cell table:style-name="Tabla1.B2" office:value-type="string">
            <text:p text:style-name="Standard">free -h <text:s text:c="2"/>--&gt; linux, muestra uso en memoria</text:p>
          </table:table-cell>
        </table:table-row>
        <table:table-row table:style-name="TableLine94898603551696">
          <table:table-cell table:style-name="Tabla1.A2" office:value-type="string">
            <text:p text:style-name="Standard">pip list --user|grep pytest</text:p>
          </table:table-cell>
          <table:table-cell table:style-name="Tabla1.B2" office:value-type="string">
            <text:p text:style-name="P4">ls -lah →<text:span text:style-name="T1"> </text:span>Listar archivos ocultos</text:p>
          </table:table-cell>
        </table:table-row>
        <table:table-row table:style-name="TableLine94898603552496">
          <table:table-cell table:style-name="Tabla1.A2" office:value-type="string">
            <text:p text:style-name="Standard">pip list --outdated</text:p>
          </table:table-cell>
          <table:table-cell table:style-name="Tabla1.B2" office:value-type="string">
            <text:p text:style-name="P4">mkdir -p foo-poetry/foo/bar --<text:span text:style-name="T1">&gt;</text:span>Armar directorios</text:p>
          </table:table-cell>
        </table:table-row>
        <table:table-row table:style-name="TableLine94898603553296">
          <table:table-cell table:style-name="Tabla1.A2" office:value-type="string">
            <text:p text:style-name="Standard">pip list --outdated --format=freeze | grep -v '^\-e' | cut -d = -f 1 <text:s/>| xargs -n1 pip install -U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4096">
          <table:table-cell table:style-name="Tabla1.A2" office:value-type="string">
            <text:p text:style-name="Standard">pip show pytest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4896">
          <table:table-cell table:style-name="Tabla1.A2" office:value-type="string">
            <text:p text:style-name="Standard">pip uninstall pytest</text:p>
          </table:table-cell>
          <table:table-cell table:style-name="Tabla1.B2" office:value-type="string">
            <text:p text:style-name="Standard"/>
          </table:table-cell>
        </table:table-row>
        <text:soft-page-break/>
        <table:table-row table:style-name="TableLine94898603555696">
          <table:table-cell table:style-name="Tabla1.A2" office:value-type="string">
            <text:p text:style-name="Standard">pip install pytest == 6.2.0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6496">
          <table:table-cell table:style-name="Tabla1.A2" office:value-type="string">
            <text:p text:style-name="Standard">pip list |grep pdbpp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7296">
          <table:table-cell table:style-name="Tabla1.A2" office:value-type="string">
            <text:p text:style-name="Standard">pip install git+https://github.com/pbdpp/pbdpp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809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8896">
          <table:table-cell table:style-name="Tabla1.A2" office:value-type="string">
            <text:p text:style-name="Standard">Pagina donde estan todo los paquetes www.pypi.org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59728">
          <table:table-cell table:style-name="Tabla1.A2" office:value-type="string">
            <text:p text:style-name="Standard">pip check --&gt; chequea compatibilidad entre interdependencia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056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0928">
          <table:table-cell table:style-name="Tabla1.A2" office:value-type="string">
            <text:p text:style-name="P1"><text:span text:style-name="T15">Venv: a</text:span>mbiente virtual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1760">
          <table:table-cell table:style-name="Tabla1.A2" office:value-type="string">
            <text:p text:style-name="Standard">python3 -m venv ~/Desktop/venv/foo-venv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2592">
          <table:table-cell table:style-name="Tabla1.A2" office:value-type="string">
            <text:p text:style-name="Standard">source ~/Desktop/venv/foo-venv/bin/activate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342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4256">
          <table:table-cell table:style-name="Tabla1.A2" office:value-type="string">
            <text:p text:style-name="Standard">Instalar: pandas, pendulum,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5088">
          <table:table-cell table:style-name="Tabla1.A2" office:value-type="string">
            <text:p text:style-name="Standard"><text:s/>wheel, <text:s text:c="2"/>--&gt; se usa para el pdbpp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592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6752">
          <table:table-cell table:style-name="Tabla1.A2" office:value-type="string">
            <text:p text:style-name="Standard">pip install pdbpp==0.10.2 --&gt; debbuger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758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8416">
          <table:table-cell table:style-name="Tabla1.A2" office:value-type="string">
            <text:p text:style-name="Standard">pip freeze --&gt; salida de archivos instalados de python a un archivo de texto, asi hago el archivo de requerimiento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69248">
          <table:table-cell table:style-name="Tabla1.A2" office:value-type="string">
            <text:p text:style-name="Standard">pip freeze &gt; requirements.txt <text:s text:c="2"/>--&gt; tambien incluye las subdependencia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0080">
          <table:table-cell table:style-name="Tabla1.A2" office:value-type="string">
            <text:p text:style-name="Standard">pip install -r requirements.txt <text:s/>-r requirements_dev.txt --&gt; instalo los requerimiento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0912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1744">
          <table:table-cell table:style-name="Tabla1.A2" office:value-type="string">
            <text:p text:style-name="Standard">pip install -e --&gt; modo editable, si hago cambios en los archivos los toma. Modifico en vivo mis modulos u eso queda impactado en mi paquete.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257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3408">
          <table:table-cell table:style-name="Tabla1.A2" office:value-type="string">
            <text:p text:style-name="P1">Finalmente <text:span text:style-name="T16">con venv:</text:span> crear e instalar paquete<text:span text:style-name="T2">s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4240">
          <table:table-cell table:style-name="Tabla1.A2" office:value-type="string">
            <text:p text:style-name="Standard">1- rm -rf ~/Desktop/venv <text:s text:c="5"/>--&gt; Borro entorno virtual (estar afuera entorno <text:soft-page-break/>virtual)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5072">
          <table:table-cell table:style-name="Tabla1.A2" office:value-type="string">
            <text:p text:style-name="Standard">2- rm -r foo/bar/__* <text:s text:c="9"/>--&gt; borroese directorio __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5904">
          <table:table-cell table:style-name="Tabla1.A2" office:value-type="string">
            <text:p text:style-name="Standard">3- python3 -m venv ~/Desktop/venv/foo-venv <text:s text:c="3"/>--&gt; creo entorno virtual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6736">
          <table:table-cell table:style-name="Tabla1.A2" office:value-type="string">
            <text:p text:style-name="Standard">4- source ~/Desktop/venv/foo-venv/bin/activate --&gt; activo entorno virtual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7568">
          <table:table-cell table:style-name="Tabla1.A2" office:value-type="string">
            <text:p text:style-name="Standard">5- pip install -e .[dev] --&gt; instalacion, el .[dev] es para que instale las de desarrollo tambien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8400">
          <table:table-cell table:style-name="Tabla1.A2" office:value-type="string">
            <text:p text:style-name="P7">6-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79232">
          <table:table-cell table:style-name="Tabla1.A2" office:value-type="string">
            <text:p text:style-name="P1">Pyenv: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0064">
          <table:table-cell table:style-name="Tabla1.A2" office:value-type="string">
            <text:p text:style-name="Standard"><text:s text:c="9"/>nos permite switchear entre versiones de python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0896">
          <table:table-cell table:style-name="Tabla1.A2" office:value-type="string">
            <text:p text:style-name="Standard">1- Instalarla en el python NO virtual, segun dice google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1728">
          <table:table-cell table:style-name="Tabla1.A2" office:value-type="string">
            <text:p text:style-name="Standard">2- <text:span text:style-name="T18">pyenv versions</text:span> <text:s text:c="2"/>--&gt; nos dice que versiones tenemos de python que no sea la global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2560">
          <table:table-cell table:style-name="Tabla1.A2" office:value-type="string">
            <text:p text:style-name="Standard">3- pyenv --version --&gt; cual es la version de pyenv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3392">
          <table:table-cell table:style-name="Tabla1.A2" office:value-type="string">
            <text:p text:style-name="Standard">4- pyenv install 3.7 --&gt; me muestra todas las versiones 3.7.X que puedo instalar para mi entorno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4224">
          <table:table-cell table:style-name="Tabla1.A2" office:value-type="string">
            <text:p text:style-name="P20">5 <text:span text:style-name="T18">pyenv install 3.7.x</text:span> → <text:span text:style-name="T18">ahi l</text:span><text:span text:style-name="T19">o</text:span><text:span text:style-name="T18"> instala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5056">
          <table:table-cell table:style-name="Tabla1.A2" office:value-type="string">
            <text:p text:style-name="Standard"><text:span text:style-name="T17">6</text:span>- pyenv uninstall 2.7.15 <text:s text:c="2"/>--&gt; si quiero desinstalar alguna version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5888">
          <table:table-cell table:style-name="Tabla1.A2" office:value-type="string">
            <text:p text:style-name="Standard"><text:span text:style-name="T17">7</text:span>- pyenv global system --&gt; vuelve a la version base instalada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6720">
          <table:table-cell table:style-name="Tabla1.A2" office:value-type="string">
            <text:p text:style-name="Standard"><text:span text:style-name="T17">8</text:span>- <text:span text:style-name="T18">pyenv shell 3.9.6 </text:span>--&gt; command to set this environment variable in your current shell session (<text:span text:style-name="T18">set by PYENV_VERSION environment variable</text:span>)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7552">
          <table:table-cell table:style-name="Tabla1.A2" office:value-type="string">
            <text:p text:style-name="Standard"><text:span text:style-name="T14">9</text:span>- pyenv virtualenv --help <text:s/>--&gt; para crear un entorno virtual con pyenv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8384">
          <table:table-cell table:style-name="Tabla1.A2" office:value-type="string">
            <text:p text:style-name="Standard"><text:span text:style-name="T14">10</text:span>- <text:span text:style-name="T18">pyenv virtualenv 3.9.6 foo-venv-3.9.6 </text:span>--&gt; <text:span text:style-name="T18">setear entorno virtual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89216">
          <table:table-cell table:style-name="Tabla1.A2" office:value-type="string">
            <text:p text:style-name="Standard">1<text:span text:style-name="T14">1</text:span>- pyenv v<text:span text:style-name="T21">ersions</text:span> <text:s/>--&gt; muestra entornos virtuales disponible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0048">
          <table:table-cell table:style-name="Tabla1.A2" office:value-type="string">
            <text:p text:style-name="Standard">1<text:span text:style-name="T14">2</text:span>- <text:span text:style-name="T18">pyenv activate foo-venv-3.9.6 </text:span><text:s/>--&gt; activa entorno virtual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088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1712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2544">
          <table:table-cell table:style-name="Tabla1.A2" office:value-type="string">
            <text:p text:style-name="P1">Pipx: permite instalar paquetes en forma aislada o virtual</text:p>
          </table:table-cell>
          <table:table-cell table:style-name="Tabla1.B2" office:value-type="string">
            <text:p text:style-name="Standard"/>
          </table:table-cell>
        </table:table-row>
        <text:soft-page-break/>
        <table:table-row table:style-name="TableLine94898603593376">
          <table:table-cell table:style-name="Tabla1.A2" office:value-type="string">
            <text:p text:style-name="Standard">python no es un lenguaje compilado. Ej: DockerCompose se escribio en python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4208">
          <table:table-cell table:style-name="Tabla1.A2" office:value-type="string">
            <text:p text:style-name="Standard">1- pip install pipx <text:s/>--&gt; instala, genera entorno virtual, lo expone para que podamos acceder de forma facil desde linea de comando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5040">
          <table:table-cell table:style-name="Tabla1.A2" office:value-type="string">
            <text:p text:style-name="Standard">2- pipx list <text:s/>--&gt; paquetes instalados con pipx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5872">
          <table:table-cell table:style-name="Tabla1.A2" office:value-type="string">
            <text:p text:style-name="Standard">3- ll $(which poetry)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670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599600">
          <table:table-cell table:style-name="Tabla1.A2" office:value-type="string">
            <text:p text:style-name="P1">Po<text:span text:style-name="T3">e</text:span>try: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0432">
          <table:table-cell table:style-name="Tabla1.A2" office:value-type="string">
            <text:p text:style-name="Standard">Cosas que haciamos con diversas herramientas, ahora lo hacemos con poetry.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1264">
          <table:table-cell table:style-name="Tabla1.A2" office:value-type="string">
            <text:p text:style-name="P9">1- poetry init <text:s/>→<text:span text:style-name="T3"> </text:span>lleno los datos que pide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2096">
          <table:table-cell table:style-name="Tabla1.A2" office:value-type="string">
            <text:p text:style-name="Standard">2- poetry add pandas==1.3.1 →<text:span text:style-name="T3"> </text:span>para que funcione tuve que instalar pandas 2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2928">
          <table:table-cell table:style-name="Tabla1.A2" office:value-type="string">
            <text:p text:style-name="P6">3- poetry env list → muestra entorno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3760">
          <table:table-cell table:style-name="Tabla1.A2" office:value-type="string">
            <text:p text:style-name="P8">4- poetry env info → info del entorno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4592">
          <table:table-cell table:style-name="Tabla1.A2" office:value-type="string">
            <text:p text:style-name="P10">5- poetry add pdbpp==0.10.2 --dev <text:s/>→ instala la dependencia como de desarrollo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5424">
          <table:table-cell table:style-name="Tabla1.A2" office:value-type="string">
            <text:p text:style-name="P11">6- poetry run pip list → me muestra dependencias instaladas en entorno poetry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6256">
          <table:table-cell table:style-name="Tabla1.A2" office:value-type="string">
            <text:p text:style-name="P11">7- poetry run pip install –upgrade → actualiza dependencias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7088">
          <table:table-cell table:style-name="Tabla1.A2" office:value-type="string">
            <text:p text:style-name="P13">8 - poetry update <text:s/><text:span text:style-name="T4">→ actualiza dependencias </text:span>(otra forma)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7920">
          <table:table-cell table:style-name="Tabla1.A2" office:value-type="string">
            <text:p text:style-name="P14"><text:span text:style-name="T8">9 </text:span><text:span text:style-name="T7">- </text:span><text:span text:style-name="T4">poetry install →</text:span><text:span text:style-name="T7"> dentro del directorio foo-poetry. Primero hay que agregar en pyproject.toml, dentro de [tool.poetry], <text:s/>packages =[{include = 'foo'}]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8752">
          <table:table-cell table:style-name="Tabla1.A2" office:value-type="string">
            <text:p text:style-name="P12"><text:span text:style-name="T8">10</text:span>- poetry run python foo/bar/data.py → correr prog. python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09584">
          <table:table-cell table:style-name="Tabla1.A2" office:value-type="string">
            <text:p text:style-name="P12"><text:span text:style-name="T6">1</text:span><text:span text:style-name="T8">1</text:span>- poetry shell → arma el entorno virtual para trabajar adentro, <text:span text:style-name="T5">despues ya uso el comando python directamente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0416">
          <table:table-cell table:style-name="Tabla1.A2" office:value-type="string">
            <text:p text:style-name="P15">12- Cambiar a otra version de python</text:p>
            <text:p text:style-name="P15"><text:s text:c="5"/><text:span text:style-name="T9">pyenv versions</text:span></text:p>
            <text:p text:style-name="P15"><text:s text:c="5"/>pyenv shell 3.9.7</text:p>
            <text:p text:style-name="P15"><text:s text:c="5"/>poetry env use 3.9 <text:s text:c="7"/></text:p>
            <text:p text:style-name="P15"><text:s text:c="5"/>poetry env list</text:p>
            <text:p text:style-name="P15"><text:soft-page-break/><text:s text:c="5"/>poetry env info</text:p>
            <text:p text:style-name="P15"><text:s text:c="5"/><text:span text:style-name="T10">poetry install <text:s text:c="3"/>→ para instalar paquete y dependencias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1248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2080">
          <table:table-cell table:style-name="Tabla1.A2" office:value-type="string">
            <text:p text:style-name="P23"><text:span text:style-name="T20">Pylind: </text:span>herramienta de análisis de código estático para identificar errores en el código 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2912">
          <table:table-cell table:style-name="Tabla1.A2" office:value-type="string">
            <text:p text:style-name="P23"><text:span text:style-name="T22">1- </text:span>pip install pylint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3744">
          <table:table-cell table:style-name="Tabla1.A2" office:value-type="string">
            <text:p text:style-name="P23"><text:span text:style-name="T22">2- </text:span>pylint <text:span text:style-name="T22">foo.py</text:span>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457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5408">
          <table:table-cell table:style-name="Tabla1.A2" office:value-type="string">
            <text:p text:style-name="P24">Pypi: publicar</text:p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624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7072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790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873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19568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040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1232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206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289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3728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456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5392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6224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7056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7888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  <table:table-row table:style-name="TableLine94898603628720">
          <table:table-cell table:style-name="Tabla1.A2" office:value-type="string">
            <text:p text:style-name="Standard"/>
          </table:table-cell>
          <table:table-cell table:style-name="Tabla1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07:50:56.024620814</meta:creation-date>
    <dc:date>2021-09-16T16:58:25.127665298</dc:date>
    <meta:editing-duration>PT4H52M38S</meta:editing-duration>
    <meta:editing-cycles>25</meta:editing-cycles>
    <meta:generator>LibreOffice/6.4.7.2$Linux_X86_64 LibreOffice_project/40$Build-2</meta:generator>
    <meta:document-statistic meta:table-count="1" meta:image-count="0" meta:object-count="0" meta:page-count="5" meta:paragraph-count="95" meta:word-count="723" meta:character-count="4628" meta:non-whitespace-character-count="3939"/>
  </office:meta>
</office:document-meta>
</file>